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5 oct<text:line-break/><text:line-break/>Explicación Loops, condicionales y colecciones<text:line-break/>Entrega de Calculadora <text:line-break/><text:line-break/>18 prueba en clase de ejercicios C#<text:line-break/><text:line-break/>19 Octubre<text:line-break/>Explicación Clases y Objetos (antes de esta explicación todos han de haber llegado al final del módulo 1)<text:line-break/>Resolución de preguntas. <text:line-break/><text:line-break/>20 Planteamiento de la práctica de Alumnos (parte 1 sin objetos)<text:line-break/>21 Resolución de la parte 1 y planteamiento de la parte 2 (con clases y objetos, prueba final de módulo)<text:line-break/>25 Entrega de la parte 2<text:line-break/>26 preguntas generales y resolución de la part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1-10-14T11:16:50.613000000</dc:date>
    <meta:editing-duration>PT1M16S</meta:editing-duration>
    <meta:editing-cycles>2</meta:editing-cycles>
    <meta:document-statistic meta:table-count="0" meta:image-count="0" meta:object-count="0" meta:page-count="1" meta:paragraph-count="1" meta:word-count="86" meta:character-count="505" meta:non-whitespace-character-count="414"/>
  </office:meta>
</office:document-meta>
</file>